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imeset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BHANDLUNGEN AUS DEM MATHEMATISCHEN 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NEUROLOGICA SCANDINAVICA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BSTETRICIA ET GYNECOLOGICA SCANDINAVICA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10" calcext:value-type="float">
            <text:p>5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TA ORTHOPAEDICA SCANDINAVICA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S IN ROBOT KINEMAT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INDUSTRIAL MEDICIN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MENTAL DEFICIENC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BSTETRICS AND GYNEC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66" calcext:value-type="float">
            <text:p>3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OCCUPATION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88" calcext:value-type="float">
            <text:p>6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43" calcext:value-type="float">
            <text:p>4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78" calcext:value-type="float">
            <text:p>6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68" calcext:value-type="float">
            <text:p>4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PHYSICAL MEDICINE &amp;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ROENTGEN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631" calcext:value-type="float">
            <text:p>6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26" calcext:value-type="float">
            <text:p>6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9" calcext:value-type="float">
            <text:p>5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0" calcext:value-type="float">
            <text:p>7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ERICAN JOURNAL OF SPORTS MEDIC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5" calcext:value-type="float">
            <text:p>6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INTERNAL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STATIST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94" calcext:value-type="float">
            <text:p>49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ALS OF THE RHEUMATIC DISEASE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INTERNATIONAL CONFERENCE OF THE IEEE ENGINEERING IN MEDICINE AND BIOLOGY SOCIET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NUAL REVIEW OF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882" calcext:value-type="float">
            <text:p>8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ORTHOPAEDIC AND TRAUMA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871" calcext:value-type="float">
            <text:p>8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09" calcext:value-type="float">
            <text:p>7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847" calcext:value-type="float">
            <text:p>8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86" calcext:value-type="float">
            <text:p>6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7" calcext:value-type="float">
            <text:p>5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95" calcext:value-type="float">
            <text:p>4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CHIVES OF PHYSICAL MEDICINE AND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ITIS AND RHEUMATISM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64" calcext:value-type="float">
            <text:p>4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67" calcext:value-type="float">
            <text:p>6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THROSCOPY-THE JOURNAL OF ARTHROSCOPIC AND RELATED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HAVIOR RESEARCH METHODS INSTRUMENTS &amp; COMPUTER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LOGICAL CYBERNET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98" calcext:value-type="float">
            <text:p>6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MEDIZINISCHE TECHNIK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MUSCULOSKELETAL DISORDER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MC NEUR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JOURNAL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E &amp; JOINT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IAN JOURNAL OF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ST CANCER RESEARCH AND TREATMENT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INDUSTRIAL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490" calcext:value-type="float">
            <text:p>4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44" calcext:value-type="float">
            <text:p>8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PORTS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57" calcext:value-type="float">
            <text:p>4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JOURNAL OF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9" calcext:value-type="float">
            <text:p>6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MEDICAL JOURNAL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ASSOCIATION OF RADIOLOGISTS JOURNAL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IAN JOURNAL OF APPLIED PHYSIOLOG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38" calcext:value-type="float">
            <text:p>8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DS NERVOUS SYSTEM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ESE JOURNAL OF PHYSIOLOG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98" calcext:value-type="float">
            <text:p>5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03" calcext:value-type="float">
            <text:p>4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708" calcext:value-type="float">
            <text:p>708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39" calcext:value-type="float">
            <text:p>6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34" calcext:value-type="float">
            <text:p>83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92" calcext:value-type="float">
            <text:p>8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479" calcext:value-type="float">
            <text:p>4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46" calcext:value-type="float">
            <text:p>34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06" calcext:value-type="float">
            <text:p>6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29" calcext:value-type="float">
            <text:p>72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78" calcext:value-type="float">
            <text:p>478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93" calcext:value-type="float">
            <text:p>49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67" calcext:value-type="float">
            <text:p>4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608" calcext:value-type="float">
            <text:p>6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47" calcext:value-type="float">
            <text:p>64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83" calcext:value-type="float">
            <text:p>18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ORTHOPAEDICS AND RELATED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EHABILITATION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87" calcext:value-type="float">
            <text:p>6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AL RHEUMAT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INICS IN SPORTS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78" calcext:value-type="float">
            <text:p>3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PUTER METHODS IN BIOMECHANICS AND BIOMED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UTERIZED MEDICAL IMAGING AND GRAPH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PINION IN 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ORTHOPAED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PROBLEMS IN PEDIATRIC AND ADOLESCENT HEALTH CA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RENT REVIEWS IN MUSCULOSKELETAL MEDICIN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83" calcext:value-type="float">
            <text:p>8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VELOPMENTAL MEDICINE AND CHILD NEUR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ABILITY AND REHABILITATIO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QUINE VETERINARY JOURNAL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GONOM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ASIP JOURNAL ON ADVANCES IN SIGNAL PROCESS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UROPEAN JOURNAL OF APPLIED PHYSIOLOGY AND OCCUPATIONAL PHYSIOLOG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ERCISE AND SPORT SCIENCES REVIEW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24" calcext:value-type="float">
            <text:p>7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97" calcext:value-type="float">
            <text:p>7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ERIMENTAL BRAIN RESEARCH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COMPUTATIONAL NEUROSCIENC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IERS IN HUMAN NEURO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33" calcext:value-type="float">
            <text:p>3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831" calcext:value-type="float">
            <text:p>8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676" calcext:value-type="float">
            <text:p>6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IT &amp; POSTUR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EALTH AND QUALITY OF LIFE OUTCOME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FTE ZUR UNFALLHEILKUNDE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51" calcext:value-type="float">
            <text:p>5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858" calcext:value-type="float">
            <text:p>8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81" calcext:value-type="float">
            <text:p>4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1" calcext:value-type="float">
            <text:p>8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MAN MOVEMENT SCIENC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AEROSPACE AND ELECTRONIC SYSTEMS MAGAZINE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NUCLEAR SCIENCE SYMPOSIUM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83" calcext:value-type="float">
            <text:p>4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774" calcext:value-type="float">
            <text:p>7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BIOMED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MEDICAL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4" calcext:value-type="float">
            <text:p>8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PATTERN ANALYSIS AND MACHINE INTELLIGENC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EEE TRANSACTIONS ON ROBOTICS AND AUTOMATION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IAN JOURNAL OF ORTHOPAED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JURY-INTERNATIONAL JOURNAL OF THE CARE OF THE INJURED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CONFERENCE ON CIVIL AND ENVIRONMENTAL ENGINEERING FOR SUSTAINABILIT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NURSING STUDIE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PORT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88" calcext:value-type="float">
            <text:p>8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JOURNAL OF 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RNATIONAL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9" calcext:value-type="float">
            <text:p>8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STIGATIVE RADIOLOG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A-JOURNAL OF THE AMERICAN MEDICAL ASSOCI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884" calcext:value-type="float">
            <text:p>8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03" calcext:value-type="float">
            <text:p>8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57" calcext:value-type="float">
            <text:p>5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13" calcext:value-type="float">
            <text:p>8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PPLIED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ATHLETIC TRAIN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28" calcext:value-type="float">
            <text:p>8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24" calcext:value-type="float">
            <text:p>6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68" calcext:value-type="float">
            <text:p>6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68" calcext:value-type="float">
            <text:p>86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AL ENGINEER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33" calcext:value-type="float">
            <text:p>8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792" calcext:value-type="float">
            <text:p>79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52" calcext:value-type="float">
            <text:p>65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89" calcext:value-type="float">
            <text:p>1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694" calcext:value-type="float">
            <text:p>69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28" calcext:value-type="float">
            <text:p>62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46" calcext:value-type="float">
            <text:p>846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86" calcext:value-type="float">
            <text:p>48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785" calcext:value-type="float">
            <text:p>78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161" calcext:value-type="float">
            <text:p>1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IOMECHANICS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65" calcext:value-type="float">
            <text:p>4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85" calcext:value-type="float">
            <text:p>5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Koh 1998</text:p>
          </table:table-cell>
          <table:table-cell office:value-type="string" calcext:value-type="string">
            <text:p>Directed</text:p>
          </table:table-cell>
          <table:table-cell office:value-type="float" office:value="681" calcext:value-type="float">
            <text:p>68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BONE AND JOINT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13" calcext:value-type="float">
            <text:p>5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EPIDEM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CLINICAL ONC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893" calcext:value-type="float">
            <text:p>8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25" calcext:value-type="float">
            <text:p>6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18" calcext:value-type="float">
            <text:p>51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LECTROMYOGRAPHY AND KINESIOLOG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B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EXPERIMENTAL ZOOLOGY PART A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GUIDANCE CONTROL AND DYNAM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22" calcext:value-type="float">
            <text:p>7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HAND THERAPY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633" calcext:value-type="float">
            <text:p>6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GNETIC RESONANCE IMAGING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ANIPULATIVE AND PHYSIOLOGICAL THERAPEUTIC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EDICAL ENGINEERING &amp; TECHNOLOGY</text:p>
          </table:table-cell>
          <table:table-cell office:value-type="string" calcext:value-type="string">
            <text:p>Illyés 2006</text:p>
          </table:table-cell>
          <table:table-cell office:value-type="string" calcext:value-type="string">
            <text:p>Directed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MOTOR BEHAVIOR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ENGINEERING AND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NEUROLOGIC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NEUROSURGERY-PEDIATR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CCUPATIONAL MEDICINE AND TOXICOLOG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AL REHABILITATION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866" calcext:value-type="float">
            <text:p>8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666" calcext:value-type="float">
            <text:p>66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overn 2009</text:p>
          </table:table-cell>
          <table:table-cell office:value-type="string" calcext:value-type="string">
            <text:p>Directed</text:p>
          </table:table-cell>
          <table:table-cell office:value-type="float" office:value="316" calcext:value-type="float">
            <text:p>3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186" calcext:value-type="float">
            <text:p>1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79" calcext:value-type="float">
            <text:p>87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&amp; SPORTS PHYSICAL THERAP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484" calcext:value-type="float">
            <text:p>4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876" calcext:value-type="float">
            <text:p>87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4" calcext:value-type="float">
            <text:p>2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RESEARCH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CIENC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ORTHOPAEDIC SURGERY AND RESEARCH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1" calcext:value-type="float">
            <text:p>2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81" calcext:value-type="float">
            <text:p>88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PEDIATRIC ORTHOPAEDICS-PART B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MEDICINE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REHABILITATION RESEARCH AND DEVELOPMENT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RHEUMATOLOG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CIENCE AND MEDICINE IN SPORT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07</text:p>
          </table:table-cell>
          <table:table-cell office:value-type="string" calcext:value-type="string">
            <text:p>Directed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508" calcext:value-type="float">
            <text:p>50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rosbie 2008</text:p>
          </table:table-cell>
          <table:table-cell office:value-type="string" calcext:value-type="string">
            <text:p>Directed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62" calcext:value-type="float">
            <text:p>86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809" calcext:value-type="float">
            <text:p>809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715" calcext:value-type="float">
            <text:p>7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35" calcext:value-type="float">
            <text:p>4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31" calcext:value-type="float">
            <text:p>4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321" calcext:value-type="float">
            <text:p>3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URNAL OF SHOULDER AND ELBOW SURGER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482" calcext:value-type="float">
            <text:p>48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 REHABILITATION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94" calcext:value-type="float">
            <text:p>7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 AND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363" calcext:value-type="float">
            <text:p>3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PORTS SCIENCE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STRENGTH AND CONDITIONING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38" calcext:value-type="float">
            <text:p>6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434" calcext:value-type="float">
            <text:p>4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ACADEMY OF ORTHOPAEDIC SURGEON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COLLEGE OF CARDIOLOG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AMERICAN GERIATRICS SOCIET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HE BELGIAN SOCIETY OF RADIOLOGY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439" calcext:value-type="float">
            <text:p>4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TRAUMA-INJURY INFECTION AND CRITICAL CAR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NAL OF VISUALIZED EXPERIMENTS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E SURGERY SPORTS TRAUMATOLOGY ARTHROSCOPY</text:p>
          </table:table-cell>
          <table:table-cell office:value-type="string" calcext:value-type="string">
            <text:p>Shaheen 2011’</text:p>
          </table:table-cell>
          <table:table-cell office:value-type="string" calcext:value-type="string">
            <text:p>Directed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CET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NETIC RESONANCE IN MEDICINE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Gonçalves 2019</text:p>
          </table:table-cell>
          <table:table-cell office:value-type="string" calcext:value-type="string">
            <text:p>Directed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Plummer 2018</text:p>
          </table:table-cell>
          <table:table-cell office:value-type="string" calcext:value-type="string">
            <text:p>Directed</text:p>
          </table:table-cell>
          <table:table-cell office:value-type="float" office:value="648" calcext:value-type="float">
            <text:p>6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&amp; BIOLOGICAL ENGINEERING &amp; COMPUTING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854" calcext:value-type="float">
            <text:p>854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Alexander 2018</text:p>
          </table:table-cell>
          <table:table-cell office:value-type="string" calcext:value-type="string">
            <text:p>Directed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CAR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454" calcext:value-type="float">
            <text:p>45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559" calcext:value-type="float">
            <text:p>5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ENGINEERING &amp; PHYSIC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401" calcext:value-type="float">
            <text:p>40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JOURNAL OF AUSTRALIA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253" calcext:value-type="float">
            <text:p>25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AL PHYSICS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CINE AND SCIENCE IN SPORTS AND EXERCISE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TOR CONTROL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LTIBODY SYSTEM DYNAMICS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CLE &amp; NERV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URO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04" calcext:value-type="float">
            <text:p>70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REHABILITATION AND NEURAL REPAIR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UROSURGERY CLINICS OF NORTH AMERICA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863" calcext:value-type="float">
            <text:p>86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NLINEAR DYNAMICS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CCUPATIONAL AND ENVIRONMENTAL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 JOURNAL OF SPORTS MEDICINE</text:p>
          </table:table-cell>
          <table:table-cell office:value-type="string" calcext:value-type="string">
            <text:p>Mozingo 2018</text:p>
          </table:table-cell>
          <table:table-cell office:value-type="string" calcext:value-type="string">
            <text:p>Directed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Jaspers 2011’</text:p>
          </table:table-cell>
          <table:table-cell office:value-type="string" calcext:value-type="string">
            <text:p>Directed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AEDICS &amp; TRAUMATOLOGY-SURGERY &amp; RESEARCH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 CLINICS OF NORTH AMERICA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THOPEDICS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793" calcext:value-type="float">
            <text:p>7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STEOARTHRITIS AND CARTILAG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TTERN RECOGNI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438" calcext:value-type="float">
            <text:p>4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DIATRIC RESEARCH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UAL AND MOTOR SKILLS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MEDICINE AND REHABILITATION CLINICS OF NORTH AMERICA</text:p>
          </table:table-cell>
          <table:table-cell office:value-type="string" calcext:value-type="string">
            <text:p>Jaspers 2011’’</text:p>
          </table:table-cell>
          <table:table-cell office:value-type="string" calcext:value-type="string">
            <text:p>Directed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hu 2012</text:p>
          </table:table-cell>
          <table:table-cell office:value-type="string" calcext:value-type="string">
            <text:p>Directed</text:p>
          </table:table-cell>
          <table:table-cell office:value-type="float" office:value="889" calcext:value-type="float">
            <text:p>88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ayad 2006</text:p>
          </table:table-cell>
          <table:table-cell office:value-type="string" calcext:value-type="string">
            <text:p>Directed</text:p>
          </table:table-cell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Finley 2003</text:p>
          </table:table-cell>
          <table:table-cell office:value-type="string" calcext:value-type="string">
            <text:p>Directed</text:p>
          </table:table-cell>
          <table:table-cell office:value-type="float" office:value="696" calcext:value-type="float">
            <text:p>6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816" calcext:value-type="float">
            <text:p>816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Karduna 2001</text:p>
          </table:table-cell>
          <table:table-cell office:value-type="string" calcext:value-type="string">
            <text:p>Directed</text:p>
          </table:table-cell>
          <table:table-cell office:value-type="float" office:value="593" calcext:value-type="float">
            <text:p>59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ang 2019</text:p>
          </table:table-cell>
          <table:table-cell office:value-type="string" calcext:value-type="string">
            <text:p>Directed</text:p>
          </table:table-cell>
          <table:table-cell office:value-type="float" office:value="261" calcext:value-type="float">
            <text:p>26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502" calcext:value-type="float">
            <text:p>50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Nicholson 2019</text:p>
          </table:table-cell>
          <table:table-cell office:value-type="string" calcext:value-type="string">
            <text:p>Directed</text:p>
          </table:table-cell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851" calcext:value-type="float">
            <text:p>85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1</text:p>
          </table:table-cell>
          <table:table-cell office:value-type="string" calcext:value-type="string">
            <text:p>Directed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553" calcext:value-type="float">
            <text:p>55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Shaheen 2011’’</text:p>
          </table:table-cell>
          <table:table-cell office:value-type="string" calcext:value-type="string">
            <text:p>Directed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841" calcext:value-type="float">
            <text:p>84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HYSICAL THERAPY IN SPORT</text:p>
          </table:table-cell>
          <table:table-cell office:value-type="string" calcext:value-type="string">
            <text:p>Hajizadeh 2019</text:p>
          </table:table-cell>
          <table:table-cell office:value-type="string" calcext:value-type="string">
            <text:p>Directed</text:p>
          </table:table-cell>
          <table:table-cell office:value-type="float" office:value="596" calcext:value-type="float">
            <text:p>59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539" calcext:value-type="float">
            <text:p>53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LOGICAL MEASUREMENT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IOTHERAPY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595" calcext:value-type="float">
            <text:p>59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TIC AND RECONSTRUCTIVE SURGERY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Kolz 2020</text:p>
          </table:table-cell>
          <table:table-cell office:value-type="string" calcext:value-type="string">
            <text:p>Directed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OS O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CONFERENCE OF THE INTERNATIONAL SHOULDER GROUP</text:p>
          </table:table-cell>
          <table:table-cell office:value-type="string" calcext:value-type="string">
            <text:p>Thigpen 2005</text:p>
          </table:table-cell>
          <table:table-cell office:value-type="string" calcext:value-type="string">
            <text:p>Directed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19" calcext:value-type="float">
            <text:p>8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Cutti 2008</text:p>
          </table:table-cell>
          <table:table-cell office:value-type="string" calcext:value-type="string">
            <text:p>Directed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Nicholson 2017</text:p>
          </table:table-cell>
          <table:table-cell office:value-type="string" calcext:value-type="string">
            <text:p>Directed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ichardson 2017</text:p>
          </table:table-cell>
          <table:table-cell office:value-type="string" calcext:value-type="string">
            <text:p>Directed</text:p>
          </table:table-cell>
          <table:table-cell office:value-type="float" office:value="632" calcext:value-type="float">
            <text:p>63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oren 2015</text:p>
          </table:table-cell>
          <table:table-cell office:value-type="string" calcext:value-type="string">
            <text:p>Directed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Ruiz Ibán 2020</text:p>
          </table:table-cell>
          <table:table-cell office:value-type="string" calcext:value-type="string">
            <text:p>Directed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CEEDINGS OF THE INSTITUTION OF MECHANICAL ENGINEERS PART H-JOURNAL OF ENGINEERING IN MEDICINE</text:p>
          </table:table-cell>
          <table:table-cell office:value-type="string" calcext:value-type="string">
            <text:p>Warner 2015</text:p>
          </table:table-cell>
          <table:table-cell office:value-type="string" calcext:value-type="string">
            <text:p>Directed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Bourne 2011</text:p>
          </table:table-cell>
          <table:table-cell office:value-type="string" calcext:value-type="string">
            <text:p>Directed</text:p>
          </table:table-cell>
          <table:table-cell office:value-type="float" office:value="807" calcext:value-type="float">
            <text:p>80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YCHOLOGICAL BULLETIN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Haik 2014</text:p>
          </table:table-cell>
          <table:table-cell office:value-type="string" calcext:value-type="string">
            <text:p>Directed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LITY OF LIFE RESEARCH</text:p>
          </table:table-cell>
          <table:table-cell office:value-type="string" calcext:value-type="string">
            <text:p>Yildiz 202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Mahon 2017</text:p>
          </table:table-cell>
          <table:table-cell office:value-type="string" calcext:value-type="string">
            <text:p>Directed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DEVELOPMENTAL DISABILITIES</text:p>
          </table:table-cell>
          <table:table-cell office:value-type="string" calcext:value-type="string">
            <text:p>Vanezis 2015</text:p>
          </table:table-cell>
          <table:table-cell office:value-type="string" calcext:value-type="string">
            <text:p>Directed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SEARCH IN NURSING &amp; HEALTH</text:p>
          </table:table-cell>
          <table:table-cell office:value-type="string" calcext:value-type="string">
            <text:p>Michener 2016</text:p>
          </table:table-cell>
          <table:table-cell office:value-type="string" calcext:value-type="string">
            <text:p>Directed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Herisson 2017</text:p>
          </table:table-cell>
          <table:table-cell office:value-type="string" calcext:value-type="string">
            <text:p>Directed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VUE DE CHIRURGIE ORTHOPEDIQUE ET REPARATRICE DE L APPAREIL MOTEUR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712" calcext:value-type="float">
            <text:p>7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EUMATOLOGY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Cutti 2014</text:p>
          </table:table-cell>
          <table:table-cell office:value-type="string" calcext:value-type="string">
            <text:p>Directed</text:p>
          </table:table-cell>
          <table:table-cell office:value-type="float" office:value="564" calcext:value-type="float">
            <text:p>5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MEDICINE &amp; SCIENCE IN SPORTS</text:p>
          </table:table-cell>
          <table:table-cell office:value-type="string" calcext:value-type="string">
            <text:p>van den Noort 2014</text:p>
          </table:table-cell>
          <table:table-cell office:value-type="string" calcext:value-type="string">
            <text:p>Directed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</text:p>
          </table:table-cell>
          <table:table-cell office:value-type="string" calcext:value-type="string">
            <text:p>Directed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in 2005’’</text:p>
          </table:table-cell>
          <table:table-cell office:value-type="string" calcext:value-type="string">
            <text:p>Directed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Ludewig 2000</text:p>
          </table:table-cell>
          <table:table-cell office:value-type="string" calcext:value-type="string">
            <text:p>Directed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ANDINAVIAN JOURNAL OF REHABILITATION MEDICINE</text:p>
          </table:table-cell>
          <table:table-cell office:value-type="string" calcext:value-type="string">
            <text:p>Prinold 2013</text:p>
          </table:table-cell>
          <table:table-cell office:value-type="string" calcext:value-type="string">
            <text:p>Directed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de Baets 2020</text:p>
          </table:table-cell>
          <table:table-cell office:value-type="string" calcext:value-type="string">
            <text:p>Directed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Höglund 2021</text:p>
          </table:table-cell>
          <table:table-cell office:value-type="string" calcext:value-type="string">
            <text:p>Directed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Wolf 2019</text:p>
          </table:table-cell>
          <table:table-cell office:value-type="string" calcext:value-type="string">
            <text:p>Directed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OULDER PAIN</text:p>
          </table:table-cell>
          <table:table-cell office:value-type="string" calcext:value-type="string">
            <text:p>Michiels 1995</text:p>
          </table:table-cell>
          <table:table-cell office:value-type="string" calcext:value-type="string">
            <text:p>Directed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AM JOURNAL ON OPTIMIZATION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KELETAL RADIOLOGY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Bourne 2009</text:p>
          </table:table-cell>
          <table:table-cell office:value-type="string" calcext:value-type="string">
            <text:p>Directed</text:p>
          </table:table-cell>
          <table:table-cell office:value-type="float" office:value="487" calcext:value-type="float">
            <text:p>487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Massimini 2011</text:p>
          </table:table-cell>
          <table:table-cell office:value-type="string" calcext:value-type="string">
            <text:p>Directed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</text:p>
          </table:table-cell>
          <table:table-cell office:value-type="string" calcext:value-type="string">
            <text:p>Zhu 2012</text:p>
          </table:table-cell>
          <table:table-cell office:value-type="string" calcext:value-type="string">
            <text:p>Directed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NE JOURNAL</text:p>
          </table:table-cell>
          <table:table-cell office:value-type="string" calcext:value-type="string">
            <text:p>Akbari-Shandiz 2019</text:p>
          </table:table-cell>
          <table:table-cell office:value-type="string" calcext:value-type="string">
            <text:p>Directed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Cereatti 2015</text:p>
          </table:table-cell>
          <table:table-cell office:value-type="string" calcext:value-type="string">
            <text:p>Directe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Meyer 2008</text:p>
          </table:table-cell>
          <table:table-cell office:value-type="string" calcext:value-type="string">
            <text:p>Directed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Roren 2013</text:p>
          </table:table-cell>
          <table:table-cell office:value-type="string" calcext:value-type="string">
            <text:p>Directed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</text:p>
          </table:table-cell>
          <table:table-cell office:value-type="string" calcext:value-type="string">
            <text:p>Teece 2008</text:p>
          </table:table-cell>
          <table:table-cell office:value-type="string" calcext:value-type="string">
            <text:p>Directed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S MEDICINE AND ARTHROSCOPY REVIEW</text:p>
          </table:table-cell>
          <table:table-cell office:value-type="string" calcext:value-type="string">
            <text:p>Rogowski 2014</text:p>
          </table:table-cell>
          <table:table-cell office:value-type="string" calcext:value-type="string">
            <text:p>Directed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TISTICAL SCIENCE</text:p>
          </table:table-cell>
          <table:table-cell office:value-type="string" calcext:value-type="string">
            <text:p>Meskers 2007</text:p>
          </table:table-cell>
          <table:table-cell office:value-type="string" calcext:value-type="string">
            <text:p>Directed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de Baets 2013</text:p>
          </table:table-cell>
          <table:table-cell office:value-type="string" calcext:value-type="string">
            <text:p>Directed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ROKE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Bey 2006</text:p>
          </table:table-cell>
          <table:table-cell office:value-type="string" calcext:value-type="string">
            <text:p>Directed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GICAL AND RADIOLOGIC ANATOMY</text:p>
          </table:table-cell>
          <table:table-cell office:value-type="string" calcext:value-type="string">
            <text:p>Myers 2006</text:p>
          </table:table-cell>
          <table:table-cell office:value-type="string" calcext:value-type="string">
            <text:p>Directed</text:p>
          </table:table-cell>
          <table:table-cell office:value-type="float" office:value="556" calcext:value-type="float">
            <text:p>5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PICS IN STROKE REHABILITATION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IALS</text:p>
          </table:table-cell>
          <table:table-cell office:value-type="string" calcext:value-type="string">
            <text:p>Hansen 2019</text:p>
          </table:table-cell>
          <table:table-cell office:value-type="string" calcext:value-type="string">
            <text:p>Directed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2</text:p>
          </table:table-cell>
          <table:table-cell office:value-type="string" calcext:value-type="string">
            <text:p>Directed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LTRASOUND IN OBSTETRICS &amp; GYNECOLOGY</text:p>
          </table:table-cell>
          <table:table-cell office:value-type="string" calcext:value-type="string">
            <text:p>Parel 2014</text:p>
          </table:table-cell>
          <table:table-cell office:value-type="string" calcext:value-type="string">
            <text:p>Directed</text:p>
          </table:table-cell>
          <table:table-cell office:value-type="float" office:value="629" calcext:value-type="float">
            <text:p>629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Folha1.A1:Folha1.G91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 style:data-style-name="N2" text:time-value="21:44:45.0585060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Beraldo</meta:initial-creator>
    <meta:creation-date>2022-06-26T15:58:34.547232503</meta:creation-date>
    <dc:date>2022-07-16T23:18:44.262516830</dc:date>
    <dc:creator>Lucas Beraldo</dc:creator>
    <meta:editing-duration>PT4H51M49S</meta:editing-duration>
    <meta:editing-cycles>14</meta:editing-cycles>
    <meta:generator>LibreOffice/6.4.7.2$Linux_X86_64 LibreOffice_project/40$Build-2</meta:generator>
    <meta:document-statistic meta:table-count="1" meta:cell-count="4552" meta:object-count="0"/>
  </office:meta>
</office:document-meta>
</file>